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9846in" fo:margin-right="0in" fo:text-indent="0in" style:auto-text-indent="false"/>
    </style:style>
    <style:style style:name="P3" style:family="paragraph" style:parent-style-name="Standard">
      <style:paragraph-properties fo:margin-left="1.4772in" fo:margin-right="0in" fo:text-indent="0in" style:auto-text-indent="false"/>
    </style:style>
    <style:style style:name="P4" style:family="paragraph" style:parent-style-name="Heading" style:master-page-name="Standard">
      <style:paragraph-properties fo:margin-top="0.1665in" fo:margin-bottom="0.0835in" fo:text-align="center" style:justify-single-word="false" style:page-number="auto" fo:keep-with-next="alway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PDL</text:p>
      <text:p text:style-name="Standard"/>
      <text:p text:style-name="Standard"><text:a xlink:type="simple" xlink:href="../DungeonCraftHelp.html"><text:span text:style-name="Internet_20_link">DungeonCraft Help Home</text:span></text:a></text:p>
      <text:p text:style-name="Standard"/>
      <text:p text:style-name="Heading"><text:span text:style-name="Internet_20_link"><text:line-break/></text:span>GPDL Overview</text:p>
      <text:p text:style-name="Standard">"GPDL" stands for "General Purpose Dungeon Language". <text:s/>It means nothing. <text:s/>The author found himself attempting to keep identifiers and file names under eight characters and decided he needed a nice four-letter acronym.</text:p>
      <text:p text:style-name="Standard"/>
      <text:p text:style-name="Standard">GPDL is a language that will remind you of 'C'. <text:s/>It has 'while' statements, 'return' statements, and lots of curly braces. <text:s/>If you can write a 'C' program you can quickly learn the differences and limitations of GPDL.</text:p>
      <text:p text:style-name="Standard"/>
      <text:p text:style-name="Standard">The general idea of using the language is to provide a way for game designers to accomplish those one or two very special cases that are needed to make the game work right. <text:s/>It is clearly impossible to anticipate every wish when writing a RPG-style engine.</text:p>
      <text:p text:style-name="Standard"/>
      <text:p text:style-name="Standard">The language was initially used to provide a rudimentary dialog capability in the Ultima fashion. <text:s/>You can ask questions of the characters you meet and they respond based on key words in the questions.</text:p>
      <text:p text:style-name="Standard"/>
      <text:p text:style-name="Standard">The game designers will be the driving force in the direction GPDL takes. <text:s/>As special needs arise, functions can be added to the language to examine and manipulate game state variables and game objects. <text:s/>For example, one of the first functions added allows the game designer to replace or remove a wall.</text:p>
      <text:p text:style-name="Standard"/>
      <text:p text:style-name="Standard">We anticipate that functions to alter spells and other objects will be requested and implemented.</text:p>
      <text:p text:style-name="Standard"/>
      <text:p text:style-name="Standard"><text:a xlink:type="simple" xlink:href="../GPDLCompilingAGPDLProgram.html"><text:span text:style-name="Internet_20_link">Compiling a GPDL Program</text:span></text:a></text:p>
      <text:p text:style-name="Standard"><text:a xlink:type="simple" xlink:href="../GPDLInvokingAGPDLProgram.html"><text:span text:style-name="Internet_20_link">Invoking a GPDL Program</text:span></text:a></text:p>
      <text:p text:style-name="Standard">Writing a GPDL Program</text:p>
      <text:p text:style-name="P1">GPDL Data</text:p>
      <text:p text:style-name="P2"><text:a xlink:type="simple" xlink:href="../GPDLDataTypes.html">GPDLDataTypes</text:a><text:line-break/><text:a xlink:type="simple" xlink:href="../GPDLExpressions.html">GPDL Expressions</text:a><text:line-break/><text:a xlink:type="simple" xlink:href="../GPDLLiterals.html">GPDL Literals</text:a><text:line-break/><text:a xlink:type="simple" xlink:href="../GPDLVariables.html">GPDL Variables</text:a><text:line-break/><text:a xlink:type="simple" xlink:href="../GPDLAssociatedStringLists.html">Associated String Lists</text:a></text:p>
      <text:p text:style-name="P1">GPDL System Functions</text:p>
      <text:p text:style-name="P2"><text:a xlink:type="simple" xlink:href="../GPDLListOfFunctions.html">List Of Functions</text:a><text:line-break/><text:a xlink:type="simple" xlink:href="../GPDLRegularExpressions.html">RegularExpressions</text:a><text:line-break/><text:a xlink:type="simple" xlink:href="../GPDLMoreRegularExpressions.html">More Regular Expressions</text:a><text:line-break/><text:a xlink:type="simple" xlink:href="../GPDL$DEBUG.html">$DEBUG</text:a><text:line-break/><text:a xlink:type="simple" xlink:href="../GPDL$EQUAL.html">$EQUAL</text:a><text:line-break/><text:a xlink:type="simple" xlink:href="../GPDL$GET_CHAR_ASL.html">$GET_CHAR_ASL</text:a><text:line-break/><text:a xlink:type="simple" xlink:href="../GPDL$GET_LEVEL_STATS.html">$GET_LEVEL_STATS_ASL</text:a><text:line-break/><text:a xlink:type="simple" xlink:href="../GPDL$GET_GLOBAL_ASL.html">$GET_GLOBAL_ASL</text:a><text:line-break/><text:soft-page-break/><text:a xlink:type="simple" xlink:href="../GPDL$GET_PARTY_ASL.html">$GET_PARTY_ASL</text:a><text:line-break/><text:a xlink:type="simple" xlink:href="../GPDL$GREP.html">$GREP</text:a><text:line-break/><text:a xlink:type="simple" xlink:href="../GPDL$WIGGLE.html">$WIGGLE</text:a><text:line-break/><text:a xlink:type="simple" xlink:href="../GPDL$LISTEN.html">$LISTEN</text:a><text:line-break/><text:a xlink:type="simple" xlink:href="../GPDL$LISTENTEXT.html">$LISTENTEXT</text:a><text:line-break/><text:a xlink:type="simple" xlink:href="../GPDL$LOGIC_BLOCK_VALUE.html">$LOGIC_BLOCK_VALUE</text:a><text:line-break/><text:a xlink:type="simple" xlink:href="../GPDL$MIDDLE.html">$MIDDLE</text:a><text:line-break/><text:a xlink:type="simple" xlink:href="../GPDL$RANDOM.html">$RANDOM</text:a><text:line-break/><text:a xlink:type="simple" xlink:href="../GPDL$SAY.html">$SAY</text:a><text:line-break/><text:a xlink:type="simple" xlink:href="../GPDL$SMALL_PICTURE.html">$SMALL_PICTURE</text:a><text:line-break/><text:a xlink:type="simple" xlink:href="../GPDLCharacterVariables.html">Character Variables</text:a><text:line-break/><text:a xlink:type="simple" xlink:href="../GPDLGameVariables.html">Game Variables</text:a><text:line-break/><text:a xlink:type="simple" xlink:href="../GPDLMoneyVariables.html">Money Variables</text:a><text:line-break/><text:a xlink:type="simple" xlink:href="../GPDLPartyVariables.html">Party Variables</text:a><text:line-break/><text:a xlink:type="simple" xlink:href="../GPDL$SET_QUEST.html">$SET_QUEST</text:a></text:p>
      <text:p text:style-name="P1">GPDL Programs</text:p>
      <text:p text:style-name="P2"><text:a xlink:type="simple" xlink:href="../GPDLProgramStructure.html">Program Structure</text:a><text:line-break/><text:a xlink:type="simple" xlink:href="../GPDLAssignmentStatements.html">Assignment Statements</text:a><text:line-break/><text:a xlink:type="simple" xlink:href="../GPDLPragmaDirectives.html">PragmaDirectives</text:a><text:line-break/><text:a xlink:type="simple" xlink:href="../GPDLFunctions.html">Functions</text:a><text:line-break/><text:a xlink:type="simple" xlink:href="../GPDLNestedFunctions.html">Nested Functions</text:a><text:line-break/><text:a xlink:type="simple" xlink:href="../GPDLFunctionCalls.html">Function Calls</text:a><text:line-break/><text:a xlink:type="simple" xlink:href="../GPDLComments.html">Comments</text:a></text:p>
      <text:p text:style-name="P2">Structure Keywords</text:p>
      <text:p text:style-name="P3"><text:a xlink:type="simple" xlink:href="../GPDL$IFKeyword.html">$IF Keyword</text:a><text:line-break/><text:a xlink:type="simple" xlink:href="../GPDL$SWITCHKeyword.html">$SWITCH Keyword</text:a><text:line-break/><text:a xlink:type="simple" xlink:href="../GPDL$WHILEKeyword.html">$WHILE Keyword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GPDL</dc:title>
    <meta:initial-creator>Paul Stevens</meta:initial-creator>
    <meta:creation-date>2010-05-06T20:02:18</meta:creation-date>
    <meta:editing-duration>PT579H41M50S</meta:editing-duration>
    <meta:generator>OpenOffice.org/3.2$Win32 OpenOffice.org_project/320m12$Build-9483</meta:generator>
    <dc:date>2010-05-09T16:56:34.89</dc:date>
    <dc:creator>Paul Stevens</dc:creator>
    <meta:editing-cycles>6</meta:editing-cycles>
    <meta:document-statistic meta:table-count="0" meta:image-count="0" meta:object-count="0" meta:page-count="2" meta:paragraph-count="20" meta:word-count="302" meta:character-count="2001"/>
  </office:meta>
</office:document-meta>
</file>